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CLAYSEN, WIMBER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78321</text:p>
          </table:table-cell>
          <table:table-cell table:style-name="Tabla1.E2" office:value-type="string">
            <text:p text:style-name="P8"><text:span text:style-name="T1">Ruc</text:span>:1023978321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GAMARRA CLAYSEN, WIMBER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7832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OSORIO POLO, UBALD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5216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02</text:p>
          </table:table-cell>
          <table:table-cell table:style-name="Tableau1.D2" office:value-type="string">
            <text:p text:style-name="P12">3672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2</text:p>
          </table:table-cell>
          <table:table-cell table:style-name="Tableau1.D2" office:value-type="string">
            <text:p text:style-name="P12">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692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GENSER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00</text:p>
          </table:table-cell>
        </table:table-row>
        <table:table-row>
          <table:table-cell table:style-name="Tabla3.A2" office:value-type="string">
            <text:p text:style-name="P20">SUSANA CARRION</text:p>
          </table:table-cell>
          <table:table-cell table:style-name="Tabla3.A2" office:value-type="string">
            <text:p text:style-name="P20">PATOS CRIOLLOS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DE SU MONTO CONSIDERADO POR MORTANDAD DE PATOS S/330.00 SE LE HARA EL DESCUENTO CORRESPOND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6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4T21:37:5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